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0146323FFCB2DCE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" svg:font-family="'Accanthis ADF St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1a237e" draw:fill-gradient-name="Gradient_20_2" draw:opacity="81%" draw:textarea-horizontal-align="justify" draw:textarea-vertical-align="middle" draw:auto-grow-height="false" fo:min-height="3cm" fo:min-width="2.6cm"/>
    </style:style>
    <style:style style:name="gr2" style:family="graphic" style:parent-style-name="standard">
      <style:graphic-properties draw:fill="bitmap" draw:fill-image-name="Pool" draw:opacity="20%" draw:textarea-horizontal-align="justify" draw:textarea-vertical-align="middle" draw:auto-grow-height="false" fo:min-height="3cm" fo:min-width="2.6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-color="#424242" draw:textarea-horizontal-align="justify" draw:textarea-vertical-align="middle" draw:auto-grow-height="false" fo:min-height="3.75cm" fo:min-width="0cm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424242" draw:textarea-horizontal-align="justify" draw:textarea-vertical-align="middle" draw:auto-grow-height="false" fo:min-height="3.732cm" fo:min-width="0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424242" draw:textarea-horizontal-align="justify" draw:textarea-vertical-align="middle" draw:auto-grow-height="false" fo:min-height="0cm" fo:min-width="2.982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12121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7" style:family="graphic" style:parent-style-name="standard">
      <style:graphic-properties draw:stroke="none" draw:fill-color="#212121"/>
    </style:style>
    <style:style style:name="gr8" style:family="graphic" style:parent-style-name="standard">
      <style:graphic-properties svg:stroke-width="0.018cm" svg:stroke-color="#bf360c" draw:marker-start-width="0.227cm" draw:marker-end-width="0.227cm" draw:fill-color="#ef9a9a" draw:textarea-horizontal-align="justify" draw:textarea-vertical-align="middle" draw:auto-grow-height="false" fo:min-height="0.134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2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409cm"/>
      <style:paragraph-properties style:writing-mode="lr-tb"/>
    </style:style>
    <style:style style:name="gr12" style:family="graphic" style:parent-style-name="standard">
      <style:graphic-properties draw:stroke="none" svg:stroke-color="#311b92" draw:fill="none" draw:fill-color="#c5cae9" fo:min-height="1.5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bf360c" draw:marker-start-width="0.227cm" draw:marker-end-width="0.227cm" draw:fill="solid" draw:fill-color="#fdd835" draw:textarea-vertical-align="middle" fo:min-height="0.285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gradient" draw:fill-color="#1a237e" draw:fill-gradient-name="Gradient_20_2" draw:opacity="81%"/>
      <style:paragraph-properties fo:text-align="center"/>
    </style:style>
    <style:style style:name="P2" style:family="paragraph">
      <loext:graphic-properties draw:fill="bitmap" draw:fill-image-name="Pool" draw:opacity="20%"/>
      <style:paragraph-properties fo:text-align="center"/>
    </style:style>
    <style:style style:name="P3" style:family="paragraph">
      <loext:graphic-properties draw:fill-color="#424242"/>
      <style:paragraph-properties fo:text-align="center"/>
    </style:style>
    <style:style style:name="P4" style:family="paragraph">
      <loext:graphic-properties draw:fill-color="#ef9a9a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b71c1c" loext:opacity="100%" style:font-name="Chilanka" fo:font-style="italic" style:font-style-asian="italic" style:font-style-complex="italic"/>
    </style:style>
    <style:style style:name="P7" style:family="paragraph">
      <style:paragraph-properties fo:text-align="center"/>
      <style:text-properties fo:color="#212121" loext:opacity="100%" style:font-name="たぬき油性マジック" fo:font-size="10pt" fo:font-weight="normal" style:font-name-asian="たぬき油性マジック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212121" loext:opacity="100%" style:font-name="たぬき油性マジック" fo:font-size="10pt" fo:font-style="normal" fo:font-weight="normal" style:font-name-asian="たぬき油性マジック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1a237e" loext:opacity="100%" style:font-name="たぬき油性マジック" fo:font-size="10pt" fo:font-weight="normal" style:font-name-asian="たぬき油性マジック" style:font-size-asian="10pt" style:font-weight-asian="normal" style:font-size-complex="10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1a237e" loext:opacity="100%" style:font-name="たぬき油性マジック" fo:font-size="10pt" fo:font-style="normal" fo:font-weight="normal" style:font-name-asian="たぬき油性マジック" style:font-size-asian="10pt" style:font-weight-asian="normal" style:font-size-complex="10pt" style:font-weight-complex="normal"/>
    </style:style>
    <style:style style:name="P11" style:family="paragraph">
      <style:text-properties style:font-name="たぬき油性マジック" fo:font-size="7pt" style:font-name-asian="たぬき油性マジック" style:font-size-asian="7pt" style:font-size-complex="7pt"/>
    </style:style>
    <style:style style:name="P12" style:family="paragraph">
      <loext:graphic-properties draw:fill="none" draw:fill-color="#c5cae9"/>
      <style:text-properties style:font-name="たぬき油性マジック" fo:font-size="7pt" style:font-name-asian="たぬき油性マジック" style:font-size-asian="7pt" style:font-size-complex="7pt"/>
    </style:style>
    <style:style style:name="P13" style:family="paragraph">
      <style:paragraph-properties fo:text-align="center"/>
      <style:text-properties fo:color="#b71c1c" loext:opacity="100%" style:font-name="たぬき油性マジック" fo:font-size="9pt" fo:font-weight="normal" style:font-name-asian="たぬき油性マジック" style:font-size-asian="9pt" style:font-weight-asian="normal" style:font-size-complex="9pt" style:font-weight-complex="normal"/>
    </style:style>
    <style:style style:name="P14" style:family="paragraph">
      <loext:graphic-properties draw:fill="solid" draw:fill-color="#fdd835"/>
      <style:paragraph-properties fo:text-align="center" style:writing-mode="lr-tb"/>
      <style:text-properties fo:color="#b71c1c" loext:opacity="100%" style:font-name="たぬき油性マジック" fo:font-size="9pt" fo:font-style="normal" fo:font-weight="normal" style:font-name-asian="たぬき油性マジック" style:font-size-asian="9pt" style:font-weight-asian="normal" style:font-size-complex="9pt" style:font-weight-complex="normal"/>
    </style:style>
    <style:style style:name="T1" style:family="text">
      <style:text-properties fo:color="#b71c1c" loext:opacity="100%" style:font-name="Chilanka" fo:font-style="italic" style:font-style-asian="italic" style:font-style-complex="italic"/>
    </style:style>
    <style:style style:name="T2" style:family="text">
      <style:text-properties fo:color="#212121" loext:opacity="100%" style:font-name="たぬき油性マジック" fo:font-size="10pt" fo:font-style="normal" fo:font-weight="normal" style:font-name-asian="たぬき油性マジック" style:font-size-asian="10pt" style:font-weight-asian="normal" style:font-size-complex="10pt" style:font-weight-complex="normal"/>
    </style:style>
    <style:style style:name="T3" style:family="text">
      <style:text-properties fo:color="#1a237e" loext:opacity="100%" style:font-name="たぬき油性マジック" fo:font-size="10pt" fo:font-style="normal" fo:font-weight="normal" style:font-name-asian="たぬき油性マジック" style:font-size-asian="10pt" style:font-weight-asian="normal" style:font-size-complex="10pt" style:font-weight-complex="normal"/>
    </style:style>
    <style:style style:name="T4" style:family="text">
      <style:text-properties style:font-name="たぬき油性マジック" fo:font-size="7pt" style:font-name-asian="たぬき油性マジック" style:font-size-asian="7pt" style:font-size-complex="7pt"/>
    </style:style>
    <style:style style:name="T5" style:family="text">
      <style:text-properties fo:color="#b71c1c" loext:opacity="100%" style:font-name="たぬき油性マジック" fo:font-size="9pt" fo:font-style="normal" fo:font-weight="normal" style:font-name-asian="たぬき油性マジック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1cm" svg:height="3.25cm" svg:x="0.302cm" svg:y="0.9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3.25cm" svg:x="0.352cm" svg:y="0.9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4cm" svg:x="0.102cm" svg:y="0.4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cm" svg:height="4cm" svg:x="3.352cm" svg:y="0.4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0.25cm" svg:x="0.102cm" svg:y="4.216cm">
          <text:p/>
          <draw:enhanced-geometry svg:viewBox="0 0 21600 21600" draw:type="rectangle" draw:enhanced-path="M 0 0 L 21600 0 21600 21600 0 21600 0 0 Z N"/>
        </draw:custom-shape>
        <dr3d:scene draw:style-name="gr6" svg:width="0.32cm" svg:height="0.32cm" svg:x="1.692cm" svg:y="3.90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aw:custom-shape draw:style-name="gr8" draw:text-style-name="P4" draw:layer="layout" svg:width="0.5cm" svg:height="0.5cm" svg:x="0.452cm" svg:y="0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6" draw:layer="layout" svg:width="1.25cm" svg:height="0.95cm" svg:x="0.702cm" svg:y="0.616cm">
          <draw:text-box>
            <text:p text:style-name="P5"><text:span text:style-name="T1">Q</text:span></text:p>
          </draw:text-box>
        </draw:frame>
        <draw:frame draw:style-name="gr10" draw:text-style-name="P8" draw:layer="layout" svg:width="1.25cm" svg:height="0.603cm" svg:x="1.102cm" svg:y="3.345cm">
          <draw:text-box>
            <text:p text:style-name="P7"><text:span text:style-name="T2">鉄球</text:span></text:p>
          </draw:text-box>
        </draw:frame>
        <draw:frame draw:style-name="gr11" draw:text-style-name="P10" draw:layer="layout" svg:width="2.5cm" svg:height="1.659cm" svg:x="1.102cm" svg:y="0.588cm">
          <draw:text-box>
            <text:p text:style-name="P9"><text:span text:style-name="T3">熱湯</text:span></text:p>
            <text:p text:style-name="P9"><text:span text:style-name="T3">(</text:span><text:span text:style-name="T3">熱源</text:span><text:span text:style-name="T3">/</text:span><text:span text:style-name="T3">熱浴</text:span><text:span text:style-name="T3">)</text:span></text:p>
          </draw:text-box>
        </draw:frame>
        <draw:frame draw:style-name="gr12" draw:text-style-name="P12" draw:layer="layout" svg:width="2.25cm" svg:height="3.941cm" svg:x="3.65cm" svg:y="0.525cm">
          <draw:text-box>
            <text:p text:style-name="P11"><text:span text:style-name="T4">小さい鉄球に対して，熱湯は十分に温度を供給できるので，熱湯は鉄球の温度に左右されることなく一定を保てる．熱湯は鉄球の熱源となることができる．ただし，外部に熱が漏れるため，熱源の温度は一定ではない．</text:span></text:p>
          </draw:text-box>
        </draw:frame>
        <draw:frame draw:style-name="gr13" draw:text-style-name="P14" draw:layer="layout" svg:width="2.25cm" svg:height="0.587cm" svg:x="3.726cm" svg:y="0.023cm">
          <draw:text-box>
            <text:p text:style-name="P13"><text:span text:style-name="T5">熱源</text:span><text:span text:style-name="T5">/</text:span><text:span text:style-name="T5">熱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" svg:font-family="'Accanthis ADF Std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styles>
    <draw:gradient draw:name="Gradient_20_2" draw:display-name="Gradient 2" draw:style="linear" draw:start-color="#1a237e" draw:end-color="#9fa8da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Pool" xlink:href="Pictures/100000000000005E0000005E0146323FFCB2DCEB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7T23:01:55.538258075</dc:date>
    <meta:editing-duration>PT4H4M46S</meta:editing-duration>
    <meta:editing-cycles>168</meta:editing-cycles>
    <meta:generator>LibreOffice/7.3.5.2$Linux_X86_64 LibreOffice_project/30$Build-2</meta:generator>
    <meta:document-statistic meta:object-count="13"/>
  </office:meta>
</office:document-meta>
</file>